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Lennard Thust</text:p>
            <text:p text:style-name="P10"/>
            <text:p text:style-name="P10">Lead Technology Consultant</text:p>
            <text:p text:style-name="Contact_20_info">1234567890 – <text:span text:style-name="T15">kristin.olson@rau.net – </text:span><text:span text:style-name="T16">www.my-website.com – </text:span><text:span text:style-name="T19">06.01.2002 – </text:span><text:span text:style-name="T20">44920 Alt Kimischeid - </text:span><text:span text:style-name="T19"><text:s/>Schweiz - ledig</text:span></text:p>
            <text:p text:style-name="Contact_20_info"/>
            <text:p text:style-name="P7">Ipsa temporibus eos sun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c1a889e4-00d4-4820-a6cb-983dda2b8086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ai 1996</text:span>
    <text:span text:style-name="T5"> -</text:span>
    <text:span text:style-name="T4"> </text:span>
    <text:span text:style-name="T6">November 2011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5161ff71-fd9e-4b30-bf07-cae9d64a09d7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März 1996</text:span>
    <text:span text:style-name="T4"> - </text:span>
    <text:span text:style-name="T8">Juli 2010</text:span>
    <text:span text:style-name="T4"> </text:span>
  </text:p>
              <text:p text:style-name="P4">Geige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287214e-342b-4f98-b499-c75875bfb9e3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ennard Thust, Schießbergstr. 21, 44920 Alt Kimischeid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Alt Kimischeid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Lead Technology Consultant</text:h>
      <text:p text:style-name="P14"/>
      <text:p text:style-name="P11">Sehr geehrte Damen und Herren</text:p>
      <text:p text:style-name="P11"/>
      <text:p text:style-name="P11">Aut laudantium dicta quas velit eaque sunt.</text:p>
      <text:p text:style-name="P11"/>
      <text:p text:style-name="P11">Mollitia possimus enim amet voluptatem.</text:p>
      <text:p text:style-name="P11"/>
      <text:p text:style-name="P11">Dolor cumque nihil sit animi quasi libero.</text:p>
      <text:p text:style-name="P11"/>
      <text:p text:style-name="P11">Freundliche Grüße</text:p>
      <text:p text:style-name="P11"/>
      <text:p text:style-name="P11">Lennard Thu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Lennard Thust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